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63H04M25.835051S" calcext:value-type="time">
            <text:p>1063:0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randomization, AI stale enum values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7H56M53.221S" calcext:value-type="time">
            <text:p>07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08:16:05.5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8T16:44:12.736000000</dc:date>
    <meta:editing-duration>P46DT16H10M52S</meta:editing-duration>
    <meta:editing-cycles>1235</meta:editing-cycles>
    <meta:generator>LibreOffice/7.2.6.2$Windows_X86_64 LibreOffice_project/b0ec3a565991f7569a5a7f5d24fed7f52653d754</meta:generator>
    <meta:document-statistic meta:table-count="2" meta:cell-count="1554" meta:object-count="0"/>
  </office:meta>
</office:document-meta>
</file>